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Courier 10 Pitch" svg:font-family="'Courier 10 Pitch'"/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Plain_20_Text">
      <style:paragraph-properties fo:text-align="center" style:justify-single-word="false"/>
    </style:style>
    <style:style style:name="P2" style:family="paragraph" style:parent-style-name="Plain_20_Text">
      <style:text-properties style:font-name="Arial" fo:font-size="10pt"/>
    </style:style>
    <style:style style:name="P3" style:family="paragraph" style:parent-style-name="Plain_20_Text">
      <style:paragraph-properties fo:text-align="center" style:justify-single-word="false"/>
      <style:text-properties fo:color="#000000" style:font-name="Arial" fo:font-size="12pt" fo:language="en" fo:country="US" fo:font-weight="bold"/>
    </style:style>
    <style:style style:name="P4" style:family="paragraph" style:parent-style-name="Plain_20_Text" style:list-style-name="L1"/>
    <style:style style:name="P5" style:family="paragraph" style:parent-style-name="Normal" style:list-style-name="L1"/>
    <style:style style:name="P6" style:family="paragraph" style:parent-style-name="Normal" style:list-style-name="L1"/>
    <style:style style:name="P7" style:family="paragraph" style:parent-style-name="Normal" style:list-style-name="L1"/>
    <style:style style:name="P8" style:family="paragraph" style:parent-style-name="Normal" style:list-style-name="L1"/>
    <style:style style:name="P9" style:family="paragraph" style:parent-style-name="Normal" style:list-style-name="L1"/>
    <style:style style:name="P10" style:family="paragraph" style:parent-style-name="Normal" style:list-style-name="L1"/>
    <style:style style:name="P11" style:family="paragraph" style:parent-style-name="Normal" style:list-style-name="L1"/>
    <style:style style:name="P12" style:family="paragraph" style:parent-style-name="Normal" style:list-style-name="L1">
      <style:text-properties style:font-name="Courier 10 Pitch" fo:font-size="10pt"/>
    </style:style>
    <style:style style:name="P13" style:family="paragraph" style:parent-style-name="Normal" style:list-style-name="L1">
      <style:text-properties style:font-name="Courier 10 Pitch" fo:font-size="10pt"/>
    </style:style>
    <style:style style:name="P14" style:family="paragraph" style:parent-style-name="Normal" style:list-style-name="L1"/>
    <style:style style:name="P15" style:family="paragraph" style:parent-style-name="Normal" style:list-style-name="L1">
      <style:paragraph-properties fo:break-before="page"/>
      <style:text-properties style:font-name="Courier 10 Pitch" fo:font-size="10pt"/>
    </style:style>
    <style:style style:name="T1" style:family="text">
      <style:text-properties style:font-name="Courier 10 Pitch" fo:font-size="10pt"/>
    </style:style>
    <style:style style:name="T2" style:family="text">
      <style:text-properties fo:font-size="10pt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 _____________________________________________________ Period _________ <text:s/>Date __________________</text:p>
      <text:p text:style-name="P1"/>
      <text:p text:style-name="P3">After Chapter 5 Skills Evaluation</text:p>
      <text:p text:style-name="Plain_20_Text"/>
      <text:p text:style-name="P2">Write Python code which will make each of the following DocTests pass:</text:p>
      <text:list text:style-name="L1">
        <text:list-header>
          <text:p text:style-name="P4"/>
        </text:list-header>
        <text:list-item>
          <text:p text:style-name="P5"><text:span text:style-name="T1">"""<text:line-break/> <text:s/>&gt;&gt;&gt; j <text:line-break/> <text:s/>3.0<text:line-break/>"""</text:span><text:span text:style-name="T2"><text:line-break/></text:span></text:p>
        </text:list-item>
        <text:list-item>
          <text:p text:style-name="P5"><text:span text:style-name="T1">"""<text:line-break/> <text:s/>&gt;&gt;&gt; type(stuff)<text:line-break/> <text:s/>&lt;type 'bool'&gt;<text:line-break/>""" </text:span><text:span text:style-name="T2"><text:line-break/></text:span></text:p>
        </text:list-item>
        <text:list-item>
          <text:p text:style-name="P5"><text:span text:style-name="T1">"""<text:line-break/> <text:s/>&gt;&gt;&gt; z * w<text:line-break/> <text:s/>20<text:line-break/>""" </text:span><text:span text:style-name="T2"><text:line-break/></text:span></text:p>
        </text:list-item>
        <text:list-item>
          <text:p text:style-name="P5"><text:span text:style-name="T1">"""<text:line-break/> <text:s/>&gt;&gt;&gt; g(0)<text:line-break/> <text:s/>20<text:line-break/> <text:s/>&gt;&gt;&gt; g(1)<text:line-break/> <text:s/>17<text:line-break/> <text:s/>&gt;&gt;&gt; g(2)<text:line-break/> <text:s/>14<text:line-break/> <text:s/>&gt;&gt;&gt; g(3)<text:line-break/> <text:s/>11</text:span><text:span text:style-name="T2"><text:line-break/>""" <text:line-break/></text:span></text:p>
        </text:list-item>
        <text:list-item>
          <text:p text:style-name="P5"><text:span text:style-name="T1">"""<text:line-break/> <text:s/>&gt;&gt;&gt; type(junk)<text:line-break/> <text:s/>&lt;type 'NoneType'&gt;<text:line-break/>""" </text:span><text:span text:style-name="T2"><text:line-break/></text:span></text:p>
        </text:list-item>
        <text:list-item>
          <text:p text:style-name="P5"><text:span text:style-name="T1">"""<text:line-break/> <text:s/>&gt;&gt;&gt; m % n<text:line-break/> <text:s/>5<text:line-break/>""" </text:span><text:span text:style-name="T2"><text:line-break/></text:span></text:p>
        </text:list-item>
        <text:list-item>
          <text:p text:style-name="P5"><text:span text:style-name="T1">"""<text:line-break/> <text:s/>&gt;&gt;&gt; u = yo(7, 2)<text:line-break/> <text:s/>&gt;&gt;&gt; u <text:line-break/> <text:s/>5<text:line-break/>""" </text:span><text:span text:style-name="T2"><text:line-break/></text:span></text:p>
        </text:list-item>
        <text:list-item>
          <text:p text:style-name="P12">"""<text:line-break/> <text:s/>&gt;&gt;&gt; p or q<text:line-break/> <text:s/>True<text:line-break/>"""</text:p>
          <text:p text:style-name="P15"/>
        </text:list-item>
        <text:list-item>
          <text:p text:style-name="P5"><text:span text:style-name="T1">"""<text:line-break/> <text:s/>&gt;&gt;&gt; snewz(5, 7)<text:line-break/> <text:s/>0<text:line-break/> <text:s/>&gt;&gt;&gt; snewz(7, 5)<text:line-break/> <text:s/>1<text:line-break/> <text:s/>&gt;&gt;&gt; snewz(20, 7)<text:line-break/> <text:s/>2<text:line-break/>""" </text:span><text:span text:style-name="T2"><text:line-break/></text:span></text:p>
        </text:list-item>
        <text:list-item>
          <text:p text:style-name="P12">"""<text:line-break/> <text:s/>&gt;&gt;&gt; print go('team')<text:line-break/> <text:s/>None<text:line-break/>"""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Courier 10 Pitch" svg:font-family="'Courier 10 Pitch'"/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Sans" style:font-size-asian="12pt" style:language-asian="en" style:country-asian="US" style:font-name-complex="Lucida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lain_20_Text" style:display-name="Plain Text" style:family="paragraph" style:parent-style-name="Normal"/>
    <style:style style:name="Normal" style:family="paragraph">
      <style:paragraph-properties fo:margin-left="0in" fo:margin-right="0in" fo:margin-top="0in" fo:margin-bottom="0in" fo:text-align="start" style:justify-single-word="false" fo:widows="2" fo:text-indent="0in" style:auto-text-indent="false" fo:background-color="transparent">
        <style:background-image/>
      </style:paragraph-properties>
      <style:text-properties fo:color="#000000" style:font-name="Times New Roman1" fo:font-size="12pt" fo:language="en" fo:country="US"/>
    </style:style>
    <style:style style:name="Reference" style:family="text">
      <style:text-properties fo:font-size="10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creator>Jeffrey Elkner</dc:creator>
    <dc:date>2008-01-02T08:32:50</dc:date>
    <meta:editing-cycles>2</meta:editing-cycles>
    <meta:editing-duration>PT3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3" meta:word-count="74" meta:character-count="620"/>
  </office:meta>
</office:document-meta>
</file>